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aa95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5ce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-Squared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 Error</text:p>
          </table:table-cell>
          <table:table-cell office:value-type="string" calcext:value-type="string">
            <text:p>t 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3072 Predict</text:p>
          </table:table-cell>
          <table:table-cell office:value-type="string" calcext:value-type="string">
            <text:p>5120 Predict</text:p>
          </table:table-cell>
          <table:table-cell office:value-type="string" calcext:value-type="string">
            <text:p>7680 Predic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rizontal 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001978" calcext:value-type="float">
            <text:p>0.001978</text:p>
          </table:table-cell>
          <table:table-cell office:value-type="float" office:value="-6628.52" calcext:value-type="float">
            <text:p>-6628.52</text:p>
          </table:table-cell>
          <table:table-cell office:value-type="float" office:value="3982.15" calcext:value-type="float">
            <text:p>3982.15</text:p>
          </table:table-cell>
          <table:table-cell office:value-type="float" office:value="-1.665" calcext:value-type="float">
            <text:p>-1.665</text:p>
          </table:table-cell>
          <table:table-cell office:value-type="float" office:value="0.17133" calcext:value-type="float">
            <text:p>0.17133</text:p>
          </table:table-cell>
          <table:table-cell office:value-type="float" office:value="12484.78" calcext:value-type="float">
            <text:p>12484.78</text:p>
          </table:table-cell>
          <table:table-cell office:value-type="float" office:value="25538.08" calcext:value-type="float">
            <text:p>25538.08</text:p>
          </table:table-cell>
          <table:table-cell office:value-type="float" office:value="41154.74" calcext:value-type="float">
            <text:p>41154.74</text:p>
          </table:table-cell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-7059.916" calcext:value-type="float">
            <text:p>-7059.916</text:p>
          </table:table-cell>
          <table:table-cell office:value-type="float" office:value="4245.64" calcext:value-type="float">
            <text:p>4245.64</text:p>
          </table:table-cell>
          <table:table-cell office:value-type="float" office:value="-1.663" calcext:value-type="float">
            <text:p>-1.663</text:p>
          </table:table-cell>
          <table:table-cell office:value-type="float" office:value="0.17167" calcext:value-type="float">
            <text:p>0.17167</text:p>
          </table:table-cell>
          <table:table-cell office:value-type="float" office:value="12863.23" calcext:value-type="float">
            <text:p>12863.23</text:p>
          </table:table-cell>
          <table:table-cell office:value-type="float" office:value="26469.6" calcext:value-type="float">
            <text:p>26469.6</text:p>
          </table:table-cell>
          <table:table-cell office:value-type="float" office:value="42747.96" calcext:value-type="float">
            <text:p>42747.96</text:p>
          </table:table-cell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004324" calcext:value-type="float">
            <text:p>0.004324</text:p>
          </table:table-cell>
          <table:table-cell office:value-type="string" calcext:value-type="string">
            <text:p>-31.95.78</text:p>
          </table:table-cell>
          <table:table-cell office:value-type="float" office:value="2214.21" calcext:value-type="float">
            <text:p>2214.21</text:p>
          </table:table-cell>
          <table:table-cell office:value-type="float" office:value="-1.44" calcext:value-type="float">
            <text:p>-1.44</text:p>
          </table:table-cell>
          <table:table-cell office:value-type="float" office:value="0.22242" calcext:value-type="float">
            <text:p>0.22242</text:p>
          </table:table-cell>
          <table:table-cell office:value-type="float" office:value="5410.825" calcext:value-type="float">
            <text:p>5410.825</text:p>
          </table:table-cell>
          <table:table-cell office:value-type="float" office:value="11288.64" calcext:value-type="float">
            <text:p>11288.64</text:p>
          </table:table-cell>
          <table:table-cell office:value-type="float" office:value="1830.74" calcext:value-type="float">
            <text:p>1830.74</text:p>
          </table:table-cell>
        </table:table-row>
        <table:table-row table:style-name="ro1">
          <table:table-cell/>
          <table:table-cell office:value-type="string" calcext:value-type="string">
            <text:p>gradient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-3265.26" calcext:value-type="float">
            <text:p>-3265.26</text:p>
          </table:table-cell>
          <table:table-cell office:value-type="float" office:value="2271.4114" calcext:value-type="float">
            <text:p>2271.4114</text:p>
          </table:table-cell>
          <table:table-cell office:value-type="float" office:value="-1.438" calcext:value-type="float">
            <text:p>-1.438</text:p>
          </table:table-cell>
          <table:table-cell office:value-type="float" office:value="0.22393" calcext:value-type="float">
            <text:p>0.22393</text:p>
          </table:table-cell>
          <table:table-cell office:value-type="float" office:value="5515.228" calcext:value-type="float">
            <text:p>5515.228</text:p>
          </table:table-cell>
          <table:table-cell office:value-type="float" office:value="11511.8" calcext:value-type="float">
            <text:p>11511.8</text:p>
          </table:table-cell>
          <table:table-cell office:value-type="float" office:value="18685.97" calcext:value-type="float">
            <text:p>18685.97</text:p>
          </table:table-cell>
        </table:table-row>
        <table:table-row table:style-name="ro1">
          <table:table-cell/>
          <table:table-cell office:value-type="string" calcext:value-type="string">
            <text:p>thrust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05327" calcext:value-type="float">
            <text:p>0.0005327</text:p>
          </table:table-cell>
          <table:table-cell office:value-type="float" office:value="-4173.07" calcext:value-type="float">
            <text:p>-4173.07</text:p>
          </table:table-cell>
          <table:table-cell office:value-type="float" office:value="2768.44" calcext:value-type="float">
            <text:p>2768.44</text:p>
          </table:table-cell>
          <table:table-cell office:value-type="float" office:value="-1.507" calcext:value-type="float">
            <text:p>-1.507</text:p>
          </table:table-cell>
          <table:table-cell office:value-type="float" office:value="0.206196" calcext:value-type="float">
            <text:p>0.206196</text:p>
          </table:table-cell>
          <table:table-cell office:value-type="float" office:value="14554.24" calcext:value-type="float">
            <text:p>14554.24</text:p>
          </table:table-cell>
          <table:table-cell office:value-type="float" office:value="27343.92" calcext:value-type="float">
            <text:p>27343.92</text:p>
          </table:table-cell>
          <table:table-cell office:value-type="float" office:value="42645.2" calcext:value-type="float">
            <text:p>42645.2</text:p>
          </table:table-cell>
        </table:table-row>
        <table:table-row table:style-name="ro1">
          <table:table-cell/>
          <table:table-cell office:value-type="string" calcext:value-type="string">
            <text:p>suppression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-4533.043" calcext:value-type="float">
            <text:p>-4533.043</text:p>
          </table:table-cell>
          <table:table-cell office:value-type="float" office:value="2851.3998" calcext:value-type="float">
            <text:p>2851.3998</text:p>
          </table:table-cell>
          <table:table-cell office:value-type="float" office:value="-1.59" calcext:value-type="float">
            <text:p>-1.59</text:p>
          </table:table-cell>
          <table:table-cell office:value-type="float" office:value="0.18709" calcext:value-type="float">
            <text:p>0.18709</text:p>
          </table:table-cell>
          <table:table-cell office:value-type="float" office:value="7680.81" calcext:value-type="float">
            <text:p>7680.81</text:p>
          </table:table-cell>
          <table:table-cell office:value-type="float" office:value="16022.17" calcext:value-type="float">
            <text:p>16022.17</text:p>
          </table:table-cell>
          <table:table-cell office:value-type="float" office:value="26001.59" calcext:value-type="float">
            <text:p>26001.59</text:p>
          </table:table-cell>
        </table:table-row>
        <table:table-row table:style-name="ro1">
          <table:table-cell/>
          <table:table-cell office:value-type="string" calcext:value-type="string">
            <text:p>hysteresis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-1963.632" calcext:value-type="float">
            <text:p>-1963.632</text:p>
          </table:table-cell>
          <table:table-cell office:value-type="float" office:value="1427.41" calcext:value-type="float">
            <text:p>1427.41</text:p>
          </table:table-cell>
          <table:table-cell office:value-type="float" office:value="-1.376" calcext:value-type="float">
            <text:p>-1.376</text:p>
          </table:table-cell>
          <table:table-cell office:value-type="float" office:value="0.24093" calcext:value-type="float">
            <text:p>0.24093</text:p>
          </table:table-cell>
          <table:table-cell office:value-type="float" office:value="4080.421" calcext:value-type="float">
            <text:p>4080.421</text:p>
          </table:table-cell>
          <table:table-cell office:value-type="float" office:value="8208.162" calcext:value-type="float">
            <text:p>8208.162</text:p>
          </table:table-cell>
          <table:table-cell office:value-type="float" office:value="13146.5" calcext:value-type="float">
            <text:p>13146.5</text:p>
          </table:table-cell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-763.8074" calcext:value-type="float">
            <text:p>-763.8074</text:p>
          </table:table-cell>
          <table:table-cell office:value-type="float" office:value="613.8025" calcext:value-type="float">
            <text:p>613.8025</text:p>
          </table:table-cell>
          <table:table-cell office:value-type="float" office:value="-1.244" calcext:value-type="float">
            <text:p>-1.244</text:p>
          </table:table-cell>
          <table:table-cell office:value-type="float" office:value="0.28129" calcext:value-type="float">
            <text:p>0.28129</text:p>
          </table:table-cell>
          <table:table-cell office:value-type="float" office:value="2043.676" calcext:value-type="float">
            <text:p>2043.676</text:p>
          </table:table-cell>
          <table:table-cell office:value-type="float" office:value="3961.026" calcext:value-type="float">
            <text:p>3961.026</text:p>
          </table:table-cell>
          <table:table-cell office:value-type="float" office:value="6254.901" calcext:value-type="float">
            <text:p>6254.901</text:p>
          </table:table-cell>
        </table:table-row>
        <table:table-row table:style-name="ro1">
          <table:table-cell table:number-columns-repeated="8"/>
          <table:table-cell table:style-name="ce2" table:formula="of:=SUM([.I2:.I9])" office:value-type="float" office:value="64633.21" calcext:value-type="float">
            <text:p>64633.21</text:p>
          </table:table-cell>
          <table:table-cell table:style-name="ce2" table:formula="of:=SUM([.J2:.J9])" office:value-type="float" office:value="130343.398" calcext:value-type="float">
            <text:p>130343.398</text:p>
          </table:table-cell>
          <table:table-cell table:style-name="ce2" table:formula="of:=SUM([.K2:.K9])" office:value-type="float" office:value="192467.601" calcext:value-type="float">
            <text:p>192467.6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rizontal 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-8701.139" calcext:value-type="float">
            <text:p>-8701.139</text:p>
          </table:table-cell>
          <table:table-cell office:value-type="float" office:value="4994.556" calcext:value-type="float">
            <text:p>4994.556</text:p>
          </table:table-cell>
          <table:table-cell office:value-type="float" office:value="-1.742" calcext:value-type="float">
            <text:p>-1.742</text:p>
          </table:table-cell>
          <table:table-cell office:value-type="float" office:value="0.15645" calcext:value-type="float">
            <text:p>0.15645</text:p>
          </table:table-cell>
          <table:table-cell office:value-type="float" office:value="16313.05" calcext:value-type="float">
            <text:p>16313.05</text:p>
          </table:table-cell>
          <table:table-cell office:value-type="float" office:value="33396.31" calcext:value-type="float">
            <text:p>33396.31</text:p>
          </table:table-cell>
          <table:table-cell office:value-type="float" office:value="53834.33" calcext:value-type="float">
            <text:p>53834.33</text:p>
          </table:table-cell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0009099" calcext:value-type="float">
            <text:p>0.0009099</text:p>
          </table:table-cell>
          <table:table-cell office:value-type="float" office:value="-5535.2398" calcext:value-type="float">
            <text:p>-5535.2398</text:p>
          </table:table-cell>
          <table:table-cell office:value-type="float" office:value="2920.6166" calcext:value-type="float">
            <text:p>2920.6166</text:p>
          </table:table-cell>
          <table:table-cell office:value-type="float" office:value="-1.895" calcext:value-type="float">
            <text:p>-1.895</text:p>
          </table:table-cell>
          <table:table-cell office:value-type="float" office:value="0.13096" calcext:value-type="float">
            <text:p>0.13096</text:p>
          </table:table-cell>
          <table:table-cell office:value-type="float" office:value="11661.14" calcext:value-type="float">
            <text:p>11661.14</text:p>
          </table:table-cell>
          <table:table-cell office:value-type="float" office:value="23405.28" calcext:value-type="float">
            <text:p>23405.28</text:p>
          </table:table-cell>
          <table:table-cell office:value-type="float" office:value="37455.71" calcext:value-type="float">
            <text:p>37455.71</text:p>
          </table:table-cell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-1734.0985" calcext:value-type="float">
            <text:p>-1734.0985</text:p>
          </table:table-cell>
          <table:table-cell office:value-type="float" office:value="1042.8813" calcext:value-type="float">
            <text:p>1042.8813</text:p>
          </table:table-cell>
          <table:table-cell office:value-type="float" office:value="-1.663" calcext:value-type="float">
            <text:p>-1.663</text:p>
          </table:table-cell>
          <table:table-cell office:value-type="float" office:value="0.17169" calcext:value-type="float">
            <text:p>0.17169</text:p>
          </table:table-cell>
          <table:table-cell office:value-type="float" office:value="3966.296" calcext:value-type="float">
            <text:p>3966.296</text:p>
          </table:table-cell>
          <table:table-cell office:value-type="float" office:value="7859.296" calcext:value-type="float">
            <text:p>7859.296</text:p>
          </table:table-cell>
          <table:table-cell office:value-type="float" office:value="12516.89" calcext:value-type="float">
            <text:p>12516.89</text:p>
          </table:table-cell>
        </table:table-row>
        <table:table-row table:style-name="ro1">
          <table:table-cell/>
          <table:table-cell office:value-type="string" calcext:value-type="string">
            <text:p>gradient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-1595.0539" calcext:value-type="float">
            <text:p>-1595.0539</text:p>
          </table:table-cell>
          <table:table-cell office:value-type="float" office:value="954.3295" calcext:value-type="float">
            <text:p>954.3295</text:p>
          </table:table-cell>
          <table:table-cell office:value-type="float" office:value="-1.671" calcext:value-type="float">
            <text:p>-1.671</text:p>
          </table:table-cell>
          <table:table-cell office:value-type="float" office:value="0.16996" calcext:value-type="float">
            <text:p>0.16996</text:p>
          </table:table-cell>
          <table:table-cell office:value-type="float" office:value="3803.142" calcext:value-type="float">
            <text:p>3803.142</text:p>
          </table:table-cell>
          <table:table-cell office:value-type="float" office:value="7489.801" calcext:value-type="float">
            <text:p>7489.801</text:p>
          </table:table-cell>
          <table:table-cell office:value-type="float" office:value="11900.44" calcext:value-type="float">
            <text:p>11900.44</text:p>
          </table:table-cell>
        </table:table-row>
        <table:table-row table:style-name="ro1">
          <table:table-cell/>
          <table:table-cell office:value-type="string" calcext:value-type="string">
            <text:p>thrust</text:p>
          </table:table-cell>
          <table:table-cell office:value-type="float" office:value="0.9695" calcext:value-type="float">
            <text:p>0.9695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-3510.75" calcext:value-type="float">
            <text:p>-3510.75</text:p>
          </table:table-cell>
          <table:table-cell office:value-type="float" office:value="2404.1402" calcext:value-type="float">
            <text:p>2404.1402</text:p>
          </table:table-cell>
          <table:table-cell office:value-type="float" office:value="-1.46" calcext:value-type="float">
            <text:p>-1.46</text:p>
          </table:table-cell>
          <table:table-cell office:value-type="float" office:value="0.2179" calcext:value-type="float">
            <text:p>0.2179</text:p>
          </table:table-cell>
          <table:table-cell office:value-type="float" office:value="14568.28" calcext:value-type="float">
            <text:p>14568.28</text:p>
          </table:table-cell>
          <table:table-cell office:value-type="float" office:value="26915" calcext:value-type="float">
            <text:p>26915</text:p>
          </table:table-cell>
          <table:table-cell office:value-type="float" office:value="41686.8" calcext:value-type="float">
            <text:p>41686.8</text:p>
          </table:table-cell>
        </table:table-row>
        <table:table-row table:style-name="ro1">
          <table:table-cell/>
          <table:table-cell office:value-type="string" calcext:value-type="string">
            <text:p>suppression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-2459.96" calcext:value-type="float">
            <text:p>-2459.96</text:p>
          </table:table-cell>
          <table:table-cell office:value-type="float" office:value="1537.708" calcext:value-type="float">
            <text:p>1537.708</text:p>
          </table:table-cell>
          <table:table-cell office:value-type="float" office:value="-1.6" calcext:value-type="float">
            <text:p>-1.6</text:p>
          </table:table-cell>
          <table:table-cell office:value-type="float" office:value="0.1849" calcext:value-type="float">
            <text:p>0.1849</text:p>
          </table:table-cell>
          <table:table-cell office:value-type="float" office:value="5322.047" calcext:value-type="float">
            <text:p>5322.047</text:p>
          </table:table-cell>
          <table:table-cell office:value-type="float" office:value="10636.71" calcext:value-type="float">
            <text:p>10636.71</text:p>
          </table:table-cell>
          <table:table-cell office:value-type="float" office:value="16995.06" calcext:value-type="float">
            <text:p>16995.06</text:p>
          </table:table-cell>
        </table:table-row>
        <table:table-row table:style-name="ro1">
          <table:table-cell/>
          <table:table-cell office:value-type="string" calcext:value-type="string">
            <text:p>hysteresis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001348" calcext:value-type="float">
            <text:p>0.001348</text:p>
          </table:table-cell>
          <table:table-cell office:value-type="float" office:value="-1212.96" calcext:value-type="float">
            <text:p>-1212.96</text:p>
          </table:table-cell>
          <table:table-cell office:value-type="float" office:value="785.0169" calcext:value-type="float">
            <text:p>785.0169</text:p>
          </table:table-cell>
          <table:table-cell office:value-type="float" office:value="-1.545" calcext:value-type="float">
            <text:p>-1.545</text:p>
          </table:table-cell>
          <table:table-cell office:value-type="float" office:value="0.1972" calcext:value-type="float">
            <text:p>0.1972</text:p>
          </table:table-cell>
          <table:table-cell office:value-type="float" office:value="2957.476" calcext:value-type="float">
            <text:p>2957.476</text:p>
          </table:table-cell>
          <table:table-cell office:value-type="float" office:value="5805.645" calcext:value-type="float">
            <text:p>5805.645</text:p>
          </table:table-cell>
          <table:table-cell office:value-type="float" office:value="9213.131" calcext:value-type="float">
            <text:p>9213.131</text:p>
          </table:table-cell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-498.70955" calcext:value-type="float">
            <text:p>-498.70955</text:p>
          </table:table-cell>
          <table:table-cell office:value-type="float" office:value="427.36" calcext:value-type="float">
            <text:p>427.36</text:p>
          </table:table-cell>
          <table:table-cell office:value-type="float" office:value="-1.167" calcext:value-type="float">
            <text:p>-1.167</text:p>
          </table:table-cell>
          <table:table-cell office:value-type="float" office:value="0.30806" calcext:value-type="float">
            <text:p>0.30806</text:p>
          </table:table-cell>
          <table:table-cell office:value-type="float" office:value="1525.356" calcext:value-type="float">
            <text:p>1525.356</text:p>
          </table:table-cell>
          <table:table-cell office:value-type="float" office:value="2907.677" calcext:value-type="float">
            <text:p>2907.677</text:p>
          </table:table-cell>
          <table:table-cell office:value-type="float" office:value="4561.455" calcext:value-type="float">
            <text:p>4561.455</text:p>
          </table:table-cell>
        </table:table-row>
        <table:table-row table:style-name="ro1">
          <table:table-cell table:number-columns-repeated="8"/>
          <table:table-cell table:style-name="ce2" table:formula="of:=SUM([.I11:.I18])" office:value-type="float" office:value="60116.787" calcext:value-type="float">
            <text:p>60116.787</text:p>
          </table:table-cell>
          <table:table-cell table:style-name="ce2" table:formula="of:=SUM([.J11:.J18])" office:value-type="float" office:value="118415.719" calcext:value-type="float">
            <text:p>118415.719</text:p>
          </table:table-cell>
          <table:table-cell table:style-name="ce2" table:formula="of:=SUM([.K11:.K18])" office:value-type="float" office:value="188163.816" calcext:value-type="float">
            <text:p>188163.8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rizontal 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-12365.507" calcext:value-type="float">
            <text:p>-12365.507</text:p>
          </table:table-cell>
          <table:table-cell office:value-type="float" office:value="6801.468" calcext:value-type="float">
            <text:p>6801.468</text:p>
          </table:table-cell>
          <table:table-cell office:value-type="float" office:value="-1.818" calcext:value-type="float">
            <text:p>-1.818</text:p>
          </table:table-cell>
          <table:table-cell office:value-type="float" office:value="0.1432" calcext:value-type="float">
            <text:p>0.1432</text:p>
          </table:table-cell>
          <table:table-cell office:value-type="float" office:value="23441.79" calcext:value-type="float">
            <text:p>23441.79</text:p>
          </table:table-cell>
          <table:table-cell office:value-type="float" office:value="47896.79" calcext:value-type="float">
            <text:p>47896.79</text:p>
          </table:table-cell>
          <table:table-cell office:value-type="float" office:value="77152.73" calcext:value-type="float">
            <text:p>77152.73</text:p>
          </table:table-cell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0008747" calcext:value-type="float">
            <text:p>0.0008747</text:p>
          </table:table-cell>
          <table:table-cell office:value-type="float" office:value="-9088.527" calcext:value-type="float">
            <text:p>-9088.527</text:p>
          </table:table-cell>
          <table:table-cell office:value-type="float" office:value="4733.529" calcext:value-type="float">
            <text:p>4733.529</text:p>
          </table:table-cell>
          <table:table-cell office:value-type="float" office:value="-1.92" calcext:value-type="float">
            <text:p>-1.92</text:p>
          </table:table-cell>
          <table:table-cell office:value-type="float" office:value="0.12767" calcext:value-type="float">
            <text:p>0.12767</text:p>
          </table:table-cell>
          <table:table-cell office:value-type="float" office:value="19069" calcext:value-type="float">
            <text:p>19069</text:p>
          </table:table-cell>
          <table:table-cell office:value-type="float" office:value="38300.62" calcext:value-type="float">
            <text:p>38300.62</text:p>
          </table:table-cell>
          <table:table-cell office:value-type="float" office:value="61307.72" calcext:value-type="float">
            <text:p>61307.72</text:p>
          </table:table-cell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-2617.0611" calcext:value-type="float">
            <text:p>-2617.0611</text:p>
          </table:table-cell>
          <table:table-cell office:value-type="float" office:value="1576.455" calcext:value-type="float">
            <text:p>1576.455</text:p>
          </table:table-cell>
          <table:table-cell office:value-type="float" office:value="-1.66" calcext:value-type="float">
            <text:p>-1.66</text:p>
          </table:table-cell>
          <table:table-cell office:value-type="float" office:value="0.17223" calcext:value-type="float">
            <text:p>0.17223</text:p>
          </table:table-cell>
          <table:table-cell office:value-type="float" office:value="5460.21" calcext:value-type="float">
            <text:p>5460.21</text:p>
          </table:table-cell>
          <table:table-cell office:value-type="float" office:value="10976.61" calcext:value-type="float">
            <text:p>10976.61</text:p>
          </table:table-cell>
          <table:table-cell office:value-type="float" office:value="17576.24" calcext:value-type="float">
            <text:p>17576.24</text:p>
          </table:table-cell>
        </table:table-row>
        <table:table-row table:style-name="ro1">
          <table:table-cell/>
          <table:table-cell office:value-type="string" calcext:value-type="string">
            <text:p>gradient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001483" calcext:value-type="float">
            <text:p>0.001483</text:p>
          </table:table-cell>
          <table:table-cell office:value-type="float" office:value="-2583.55" calcext:value-type="float">
            <text:p>-2583.55</text:p>
          </table:table-cell>
          <table:table-cell office:value-type="float" office:value="1561.23" calcext:value-type="float">
            <text:p>1561.23</text:p>
          </table:table-cell>
          <table:table-cell office:value-type="float" office:value="-1.655" calcext:value-type="float">
            <text:p>-1.655</text:p>
          </table:table-cell>
          <table:table-cell office:value-type="float" office:value="0.1733" calcext:value-type="float">
            <text:p>0.1733</text:p>
          </table:table-cell>
          <table:table-cell office:value-type="float" office:value="5504.79" calcext:value-type="float">
            <text:p>5504.79</text:p>
          </table:table-cell>
          <table:table-cell office:value-type="float" office:value="11028.67" calcext:value-type="float">
            <text:p>11028.67</text:p>
          </table:table-cell>
          <table:table-cell office:value-type="float" office:value="17637.31" calcext:value-type="float">
            <text:p>17637.31</text:p>
          </table:table-cell>
        </table:table-row>
        <table:table-row table:style-name="ro1">
          <table:table-cell/>
          <table:table-cell office:value-type="string" calcext:value-type="string">
            <text:p>thrust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0004996" calcext:value-type="float">
            <text:p>0.0004996</text:p>
          </table:table-cell>
          <table:table-cell office:value-type="float" office:value="-3750.9256" calcext:value-type="float">
            <text:p>-3750.9256</text:p>
          </table:table-cell>
          <table:table-cell office:value-type="float" office:value="2656.2983" calcext:value-type="float">
            <text:p>2656.2983</text:p>
          </table:table-cell>
          <table:table-cell office:value-type="float" office:value="-1.412" calcext:value-type="float">
            <text:p>-1.412</text:p>
          </table:table-cell>
          <table:table-cell office:value-type="float" office:value="0.2308" calcext:value-type="float">
            <text:p>0.2308</text:p>
          </table:table-cell>
          <table:table-cell office:value-type="float" office:value="14517.54" calcext:value-type="float">
            <text:p>14517.54</text:p>
          </table:table-cell>
          <table:table-cell office:value-type="float" office:value="26993.83" calcext:value-type="float">
            <text:p>26993.83</text:p>
          </table:table-cell>
          <table:table-cell office:value-type="float" office:value="41920.23" calcext:value-type="float">
            <text:p>41920.23</text:p>
          </table:table-cell>
        </table:table-row>
        <table:table-row table:style-name="ro1">
          <table:table-cell/>
          <table:table-cell office:value-type="string" calcext:value-type="string">
            <text:p>suppression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-2846" calcext:value-type="float">
            <text:p>-2846</text:p>
          </table:table-cell>
          <table:table-cell office:value-type="float" office:value="1617.3759" calcext:value-type="float">
            <text:p>1617.3759</text:p>
          </table:table-cell>
          <table:table-cell office:value-type="float" office:value="-1.76" calcext:value-type="float">
            <text:p>-1.76</text:p>
          </table:table-cell>
          <table:table-cell office:value-type="float" office:value="0.15326" calcext:value-type="float">
            <text:p>0.15326</text:p>
          </table:table-cell>
          <table:table-cell office:value-type="float" office:value="6086.34" calcext:value-type="float">
            <text:p>6086.34</text:p>
          </table:table-cell>
          <table:table-cell office:value-type="float" office:value="12186.75" calcext:value-type="float">
            <text:p>12186.75</text:p>
          </table:table-cell>
          <table:table-cell office:value-type="float" office:value="19485.13" calcext:value-type="float">
            <text:p>19485.13</text:p>
          </table:table-cell>
        </table:table-row>
        <table:table-row table:style-name="ro1">
          <table:table-cell/>
          <table:table-cell office:value-type="string" calcext:value-type="string">
            <text:p>hysteresis</text:p>
          </table:table-cell>
          <table:table-cell office:value-type="float" office:value="0.939" calcext:value-type="float">
            <text:p>0.939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-1604.26" calcext:value-type="float">
            <text:p>-1604.26</text:p>
          </table:table-cell>
          <table:table-cell office:value-type="float" office:value="1017.12" calcext:value-type="float">
            <text:p>1017.12</text:p>
          </table:table-cell>
          <table:table-cell office:value-type="float" office:value="-1.577" calcext:value-type="float">
            <text:p>-1.577</text:p>
          </table:table-cell>
          <table:table-cell office:value-type="float" office:value="0.18987" calcext:value-type="float">
            <text:p>0.18987</text:p>
          </table:table-cell>
          <table:table-cell office:value-type="float" office:value="3719.292" calcext:value-type="float">
            <text:p>3719.292</text:p>
          </table:table-cell>
          <table:table-cell office:value-type="float" office:value="7354.976" calcext:value-type="float">
            <text:p>7354.976</text:p>
          </table:table-cell>
          <table:table-cell office:value-type="float" office:value="11704.63" calcext:value-type="float">
            <text:p>11704.63</text:p>
          </table:table-cell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002514" calcext:value-type="float">
            <text:p>0.002514</text:p>
          </table:table-cell>
          <table:table-cell office:value-type="float" office:value="-911.8429" calcext:value-type="float">
            <text:p>-911.8429</text:p>
          </table:table-cell>
          <table:table-cell office:value-type="float" office:value="697.1415" calcext:value-type="float">
            <text:p>697.1415</text:p>
          </table:table-cell>
          <table:table-cell office:value-type="float" office:value="-1.308" calcext:value-type="float">
            <text:p>-1.308</text:p>
          </table:table-cell>
          <table:table-cell office:value-type="float" office:value="0.26098" calcext:value-type="float">
            <text:p>0.26098</text:p>
          </table:table-cell>
          <table:table-cell office:value-type="float" office:value="2226.959" calcext:value-type="float">
            <text:p>2226.959</text:p>
          </table:table-cell>
          <table:table-cell office:value-type="float" office:value="4370.581" calcext:value-type="float">
            <text:p>4370.581</text:p>
          </table:table-cell>
          <table:table-cell office:value-type="float" office:value="6935.162" calcext:value-type="float">
            <text:p>6935.162</text:p>
          </table:table-cell>
        </table:table-row>
        <table:table-row table:style-name="ro1">
          <table:table-cell table:number-columns-repeated="8"/>
          <table:table-cell table:style-name="ce2" table:formula="of:=SUM([.I20:.I27])" office:value-type="float" office:value="80025.921" calcext:value-type="float">
            <text:p>80025.921</text:p>
          </table:table-cell>
          <table:table-cell table:style-name="ce2" table:formula="of:=SUM([.J20:.J27])" office:value-type="float" office:value="159108.827" calcext:value-type="float">
            <text:p>159108.827</text:p>
          </table:table-cell>
          <table:table-cell table:style-name="ce2" table:formula="of:=SUM([.K20:.K27])" office:value-type="float" office:value="253719.152" calcext:value-type="float">
            <text:p>253719.152</text:p>
          </table:table-cell>
        </table:table-row>
        <table:table-row table:style-name="ro1">
          <table:table-cell table:number-columns-repeated="8"/>
          <table:table-cell table:style-name="ce3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mh2d</text:p>
          </table:table-cell>
          <table:table-cell office:value-type="float" office:value="3157.985" calcext:value-type="float">
            <text:p>3157.985</text:p>
          </table:table-cell>
          <table:table-cell office:value-type="float" office:value="3173.386" calcext:value-type="float">
            <text:p>3173.386</text:p>
          </table:table-cell>
          <table:table-cell office:value-type="float" office:value="3202.144" calcext:value-type="float">
            <text:p>3202.14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d2h</text:p>
          </table:table-cell>
          <table:table-cell office:value-type="float" office:value="3157.985" calcext:value-type="float">
            <text:p>3157.985</text:p>
          </table:table-cell>
          <table:table-cell office:value-type="float" office:value="3173.144" calcext:value-type="float">
            <text:p>3173.144</text:p>
          </table:table-cell>
          <table:table-cell office:value-type="float" office:value="3202.144" calcext:value-type="float">
            <text:p>3202.1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otal:</text:p>
          </table:table-cell>
          <table:table-cell table:style-name="ce4" table:formula="of:=SUM([.I32];[.I31];[.I29];[.I10])*10" office:value-type="float" office:value="909491.8" calcext:value-type="float">
            <text:p>909491.8</text:p>
          </table:table-cell>
          <table:table-cell table:style-name="ce4" table:formula="of:=SUM([.J32];[.J31];[.J10])*10" office:value-type="float" office:value="1366899.28" calcext:value-type="float">
            <text:p>1366899.28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1">
          <table:table-cell table:number-columns-repeated="8"/>
          <table:table-cell table:style-name="ce4" table:formula="of:=SUM([.I32];[.I31];[.I19];[.I29])*10" office:value-type="float" office:value="864327.57" calcext:value-type="float">
            <text:p>864327.57</text:p>
          </table:table-cell>
          <table:table-cell table:style-name="ce4" table:formula="of:=SUM([.J19];[.J31];[.J32])*10" office:value-type="float" office:value="1247622.49" calcext:value-type="float">
            <text:p>1247622.49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1">
          <table:table-cell table:number-columns-repeated="8"/>
          <table:table-cell table:style-name="ce4" table:formula="of:=SUM([.I32];[.I31];[.I29];[.I28])*10" office:value-type="float" office:value="1063418.91" calcext:value-type="float">
            <text:p>1063418.91</text:p>
          </table:table-cell>
          <table:table-cell table:style-name="ce4" table:formula="of:=SUM([.J32];[.J31];[.J28])*10" office:value-type="float" office:value="1654553.57" calcext:value-type="float">
            <text:p>1654553.57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ctual</text:p>
          </table:table-cell>
          <table:table-cell table:style-name="ce5" office:value-type="float" office:value="1108282" calcext:value-type="float">
            <text:p>1108282</text:p>
          </table:table-cell>
          <table:table-cell table:style-name="ce5" office:value-type="float" office:value="2385665" calcext:value-type="float">
            <text:p>2385665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8"/>
          <table:table-cell table:style-name="ce5" office:value-type="float" office:value="1102468" calcext:value-type="float">
            <text:p>1102468</text:p>
          </table:table-cell>
          <table:table-cell table:style-name="ce5" office:value-type="float" office:value="2402616" calcext:value-type="float">
            <text:p>2402616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8"/>
          <table:table-cell table:style-name="ce5" office:value-type="float" office:value="1182608" calcext:value-type="float">
            <text:p>1182608</text:p>
          </table:table-cell>
          <table:table-cell table:style-name="ce5" office:value-type="float" office:value="2572470" calcext:value-type="float">
            <text:p>2572470</text:p>
          </table:table-cell>
          <table:table-cell table:style-name="ce5" office:value-type="string" calcext:value-type="string">
            <text:p>N/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ifference:</text:p>
          </table:table-cell>
          <table:table-cell table:style-name="ce6" table:formula="of:=([.$I38]-[.$I35])" office:value-type="float" office:value="198790.2" calcext:value-type="float">
            <text:p>198790.2</text:p>
          </table:table-cell>
          <table:table-cell table:style-name="ce6" table:formula="of:=([.$J38]-[.$J35])" office:value-type="float" office:value="1018765.72" calcext:value-type="float">
            <text:p>1018765.72</text:p>
          </table:table-cell>
          <table:table-cell table:style-name="ce6" office:value-type="string" calcext:value-type="string">
            <text:p>N/A</text:p>
          </table:table-cell>
        </table:table-row>
        <table:table-row table:style-name="ro1">
          <table:table-cell table:number-columns-repeated="8"/>
          <table:table-cell table:style-name="ce6" table:formula="of:=([.$I39]-[.$I36])" office:value-type="float" office:value="238140.43" calcext:value-type="float">
            <text:p>238140.43</text:p>
          </table:table-cell>
          <table:table-cell table:style-name="ce6" table:formula="of:=([.$J39]-[.$J36])" office:value-type="float" office:value="1154993.51" calcext:value-type="float">
            <text:p>1154993.51</text:p>
          </table:table-cell>
          <table:table-cell table:style-name="ce6" office:value-type="string" calcext:value-type="string">
            <text:p>N/A</text:p>
          </table:table-cell>
        </table:table-row>
        <table:table-row table:style-name="ro1">
          <table:table-cell table:number-columns-repeated="8"/>
          <table:table-cell table:style-name="ce6" table:formula="of:=([.$I40]-[.$I37])" office:value-type="float" office:value="119189.09" calcext:value-type="float">
            <text:p>119189.09</text:p>
          </table:table-cell>
          <table:table-cell table:style-name="ce6" table:formula="of:=([.$J40]-[.$J37])" office:value-type="float" office:value="917916.43" calcext:value-type="float">
            <text:p>917916.43</text:p>
          </table:table-cell>
          <table:table-cell table:style-name="ce6" office:value-type="string" calcext:value-type="string">
            <text:p>N/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rror:</text:p>
          </table:table-cell>
          <table:table-cell table:style-name="ce7" table:formula="of:= [.$I41]/[.$I38]" office:value-type="float" office:value="0.179367886512639" calcext:value-type="float">
            <text:p>0.179367886512639</text:p>
          </table:table-cell>
          <table:table-cell table:style-name="ce7" table:formula="of:=[.$J41]/[.$J38]" office:value-type="float" office:value="0.427036369314217" calcext:value-type="float">
            <text:p>0.427036369314217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number-columns-repeated="8"/>
          <table:table-cell table:style-name="ce7" table:formula="of:= [.$I42]/[.$I39]" office:value-type="float" office:value="0.216006659603725" calcext:value-type="float">
            <text:p>0.216006659603725</text:p>
          </table:table-cell>
          <table:table-cell table:style-name="ce7" table:formula="of:=[.$J42]/[.$J39]" office:value-type="float" office:value="0.480723307428237" calcext:value-type="float">
            <text:p>0.480723307428237</text:p>
          </table:table-cell>
          <table:table-cell table:style-name="ce7" office:value-type="string" calcext:value-type="string">
            <text:p>N/A</text:p>
          </table:table-cell>
        </table:table-row>
        <table:table-row table:style-name="ro1">
          <table:table-cell table:number-columns-repeated="8"/>
          <table:table-cell table:style-name="ce7" table:formula="of:= [.$I43]/[.$I40]" office:value-type="float" office:value="0.100784951564677" calcext:value-type="float">
            <text:p>0.100784951564677</text:p>
          </table:table-cell>
          <table:table-cell table:style-name="ce7" table:formula="of:=[.$J43]/[.$J40]" office:value-type="float" office:value="0.356822987245721" calcext:value-type="float">
            <text:p>0.356822987245721</text:p>
          </table:table-cell>
          <table:table-cell table:style-name="ce7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8:59:41.325000000</meta:creation-date>
    <dc:date>2019-04-26T14:51:47.789000000</dc:date>
    <meta:editing-duration>PT2H7M45S</meta:editing-duration>
    <meta:editing-cycles>4</meta:editing-cycles>
    <meta:generator>LibreOffice/6.1.2.1$Windows_X86_64 LibreOffice_project/65905a128db06ba48db947242809d14d3f9a93fe</meta:generator>
    <meta:document-statistic meta:table-count="1" meta:cell-count="312" meta:object-count="0"/>
  </office:meta>
</office:document-meta>
</file>